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1" svg:font-family="Roboto, Arial, sans-serif"/>
    <style:font-face style:name="Roboto" svg:font-family="Roboto, RobotoDraft, Helvetica, Arial, sans-serif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38c2" officeooo:paragraph-rsid="000238c2" style:font-weight-asian="bold" style:font-weight-complex="bold"/>
    </style:style>
    <style:style style:name="P2" style:family="paragraph" style:parent-style-name="Standard">
      <style:paragraph-properties style:line-height-at-least="0.635cm"/>
      <style:text-properties fo:color="#202124" style:font-name="docs-Roboto" fo:font-size="12pt" fo:letter-spacing="normal" fo:font-weight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2124" style:font-name="Roboto" fo:font-size="14pt" fo:letter-spacing="normal" fo:font-style="normal" fo:font-weight="normal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P4" style:family="paragraph" style:parent-style-name="Standard">
      <style:paragraph-properties fo:margin-top="0cm" fo:margin-bottom="0.318cm" loext:contextual-spacing="false" fo:orphans="2" fo:widows="2"/>
      <style:text-properties fo:font-variant="normal" fo:text-transform="none" fo:color="#202124" style:font-name="Roboto" fo:font-size="14pt" fo:letter-spacing="normal" fo:font-style="normal" fo:font-weight="normal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P5" style:family="paragraph" style:parent-style-name="Text_20_body">
      <style:paragraph-properties style:line-height-at-least="0.635cm"/>
      <style:text-properties fo:font-variant="normal" fo:text-transform="none" fo:color="#202124" style:font-name="docs-Roboto" fo:font-size="12pt" fo:letter-spacing="normal" fo:font-style="normal" fo:font-weight="normal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P6" style:family="paragraph" style:parent-style-name="Text_20_body">
      <style:paragraph-properties style:line-height-at-least="0.635cm"/>
      <style:text-properties fo:font-variant="normal" fo:text-transform="none" fo:color="#202124" style:font-name="Roboto1" fo:font-size="12pt" fo:letter-spacing="normal" fo:font-style="normal" fo:font-weight="normal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4" style:font-name="docs-Roboto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2124" style:font-name="docs-Roboto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2124" style:font-name="docs-Roboto" fo:font-size="12pt" fo:letter-spacing="normal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2124" style:font-name="docs-Roboto" fo:font-size="12pt" fo:letter-spacing="normal" fo:font-style="normal" style:text-underline-style="solid" style:text-underline-width="auto" style:text-underline-color="font-color" fo:font-weight="bold" officeooo:rsid="000007ce" officeooo:paragraph-rsid="000007ce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2124" style:font-name="docs-Roboto" fo:font-size="12pt" fo:letter-spacing="normal" fo:font-style="normal" style:text-underline-style="none" fo:font-weight="normal" officeooo:rsid="000007ce" officeooo:paragraph-rsid="000007ce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02124" style:font-name="docs-Roboto" fo:font-size="12pt" fo:letter-spacing="normal" style:text-underline-style="solid" style:text-underline-width="auto" style:text-underline-color="font-color" fo:font-weight="normal" officeooo:rsid="0002fa46" officeooo:paragraph-rsid="0002fa46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text-underline-style="solid" style:text-underline-width="auto" style:text-underline-color="font-color" fo:font-weight="bold" officeooo:rsid="0002fa46" officeooo:paragraph-rsid="0002fa46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style:line-height-at-least="0.635cm"/>
      <style:text-properties fo:font-variant="normal" fo:text-transform="none" fo:color="#202124" style:font-name="docs-Roboto" fo:font-size="12pt" fo:letter-spacing="normal" fo:font-style="normal" fo:font-weight="normal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P15" style:family="paragraph" style:parent-style-name="Text_20_body">
      <style:paragraph-properties fo:margin-top="0cm" fo:margin-bottom="0cm" loext:contextual-spacing="false" style:line-height-at-least="0.635cm"/>
      <style:text-properties fo:font-variant="normal" fo:text-transform="none" fo:color="#202124" style:font-name="docs-Roboto" fo:font-size="12pt" fo:letter-spacing="normal" fo:font-style="normal" fo:font-weight="bold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T1" style:family="text">
      <style:text-properties fo:font-weight="bold"/>
    </style:style>
    <style:style style:name="T2" style:family="text">
      <style:text-properties style:font-name="docs-Roboto"/>
    </style:style>
    <style:style style:name="T3" style:family="text">
      <style:text-properties fo:color="#d9302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gram 3 <text:s/>:-</text:p>
      <text:p text:style-name="P12">A left rotation operation on an array shifts each of the array’s elements unit to the left. For example, if 2 left rotations are performed on array [1, 2, 3, 4, 5], then the array would become [3, 4, 5, 1, 2].</text:p>
      <text:section text:style-name="Sect1" text:name="i11">
        <text:p text:style-name="P14">Given an array of integers and a number, , perform left rotations on the array. Return the updated array to be printed as a single line of space-separated integers.</text:p>
        <text:p text:style-name="P15">Function Description</text:p>
        <text:p text:style-name="P14">Complete the function rotLeft in the editor below. It should return the resulting array of integers.</text:p>
        <text:p text:style-name="P14">rotLeft has the following parameter(s):</text:p>
        <text:p text:style-name="P5">An array of integers .An integer , the number of rotations.</text:p>
        <text:p text:style-name="P15">Input Format</text:p>
        <text:p text:style-name="P14">The first line contains two space-separated integers and , the size of and the number of left rotations you must perform.</text:p>
        <text:p text:style-name="P14">The second line contains space-separated integers a[i].</text:p>
        <text:p text:style-name="P15">Constraints</text:p>
        <text:p text:style-name="P5"><text:soft-page-break/><text:span text:style-name="T1">1 &lt;= n &lt;= 10^5</text:span>1 &lt;= d &lt;= n1 &lt;= a[i] &lt;= 10^8</text:p>
        <text:p text:style-name="P15">Output Format</text:p>
        <text:p text:style-name="P14">Print a single line of space-separated integers denoting the final state of the array after performing <text:span text:style-name="T1">d</text:span> left rotations.</text:p>
        <text:p text:style-name="P14"><text:span text:style-name="T1">Sample Input<text:line-break/></text:span>5 4<text:line-break/>1 2 3 4 5</text:p>
        <text:p text:style-name="P14"><text:span text:style-name="T1">Sample Output<text:line-break/></text:span>5 1 2 3 4</text:p>
        <text:p text:style-name="P14"><text:span text:style-name="T1">Explanation<text:line-break/></text:span>When we perform <text:span text:style-name="T1">d=4 </text:span>left rotations, the array undergoes the following sequence of changes:</text:p>
        <text:p text:style-name="P15">[1,2,3,4,5] → [2,3,4,5,1] → [3,4,5,1,2] → [4,5,1,2,3] → [5,1,2,3,4]</text:p>
        <text:p text:style-name="P15">Test Case : 1</text:p>
        <text:p text:style-name="P14"><text:soft-page-break/>Input (stdin)</text:p>
        <text:p text:style-name="P5">5 41 2 3 4 5</text:p>
        <text:p text:style-name="P14">Expected Output</text:p>
        <text:p text:style-name="P5">5 1 2 3 4</text:p>
        <text:p text:style-name="P14"><text:span text:style-name="T1">Test Case : 2<text:line-break/></text:span>Input (stdin)</text:p>
        <text:p text:style-name="P5">20 1041 73 89 7 10 1 59 58 84 77 77 97 58 1 86 58 26 10 86 51</text:p>
        <text:p text:style-name="P14">Expected Output</text:p>
        <text:p text:style-name="P6"><text:span text:style-name="T2">77 97 58 1 86 58 26 10 86 51 41 73 89 7 10 1 59 58 84 77<text:line-break/></text:span><text:bookmark text:name="i14"/><text:span text:style-name="T3">*</text:span></text:p>
      </text:section>
      <text:p text:style-name="P4">1 point</text:p>
      <text:p text:style-name="P3">Add file</text:p>
      <text:section text:style-name="Sect1" text:name="i16">
        <text:p text:style-name="P2"><text:line-break/></text:p>
      </text:section>
      <text:p text:style-name="Standard"><draw:frame draw:style-name="fr1" draw:name="i15" text:anchor-type="char" svg:width="0.041cm" draw:z-index="0"><draw:text-box fo:min-height="0.041cm"><text:p text:style-name="Text_20_body"/></draw:text-box></draw:frame></text:p>
      <text:p text:style-name="P13"/>
      <text:p text:style-name="P13">Implementation :-</text:p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1" svg:font-family="Roboto, Arial, sans-serif"/>
    <style:font-face style:name="Roboto" svg:font-family="Roboto, RobotoDraft, Helvetica, Arial, sans-serif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9:31:47.285496341</meta:creation-date>
    <dc:date>2022-07-19T20:37:33.962503215</dc:date>
    <meta:editing-duration>PT44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31" meta:word-count="288" meta:character-count="1452" meta:non-whitespace-character-count="1192"/>
  </office:meta>
</office:document-meta>
</file>